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26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6.454cm" svg:height="0.962cm" svg:x="1.4cm" svg:y="1.338cm">
          <draw:text-box>
            <text:p>Nome / Razão Social</text:p>
          </draw:text-box>
        </draw:frame>
        <draw:custom-shape draw:style-name="gr2" draw:text-style-name="P2" draw:layer="layout" svg:width="26.5cm" svg:height="1.3cm" svg:x="1.6cm" svg:y="2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31T18:13:53.485556310</meta:creation-date>
    <dc:date>2020-01-31T18:42:22.993280018</dc:date>
    <meta:editing-duration>PT18M19S</meta:editing-duration>
    <meta:editing-cycles>1</meta:editing-cycles>
    <meta:generator>LibreOffice/6.3.3.2.0$Linux_X86_64 LibreOffice_project/30$Build-2</meta:generator>
    <meta:document-statistic meta:object-count="2"/>
  </office:meta>
</office:document-meta>
</file>